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E6000000106CD178C65.png" manifest:media-type="image/png"/>
  <manifest:file-entry manifest:full-path="Pictures/1000000100000E74000001AA82C1E6C3.png" manifest:media-type="image/png"/>
  <manifest:file-entry manifest:full-path="Pictures/10000001000003A20000009A1591B7E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cm" fo:min-width="0cm" fo:wrap-option="wrap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withoutfill">
      <style:graphic-properties draw:stroke="dash" draw:stroke-dash="Long_20_Dot" svg:stroke-width="0cm" svg:stroke-linecap="butt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7" style:family="graphic" style:parent-style-name="objectwithoutfill">
      <style:graphic-properties svg:stroke-color="#f10d0c" draw:marker-start="Arrowheads_20_7" draw:marker-start-width="0.3cm"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stroke="dash" draw:stroke-dash="Double_20_Dash" draw:marker-start="Arrowheads_20_7" draw:marker-start-width="0.3cm" draw:marker-end="Arrowheads_20_7" draw:marker-end-width="0.3cm" svg:stroke-linecap="butt" draw:fill="none" draw:textarea-vertical-align="middle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0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gr13" style:family="graphic" style:parent-style-name="standard">
      <style:graphic-properties draw:textarea-horizontal-align="center" draw:textarea-vertical-align="middle" loext:decorative="fals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75cm" fo:min-width="0cm" loext:decorative="false"/>
      <style:paragraph-properties style:writing-mode="lr-tb"/>
    </style:style>
    <style:style style:name="gr15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634cm" fo:min-width="1.622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18" style:family="graphic" style:parent-style-name="objectwithoutfill">
      <style:graphic-properties svg:stroke-color="#158466" draw:marker-end="Arrowheads_20_8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383cm" loext:decorative="false"/>
      <style:paragraph-properties style:writing-mode="lr-tb"/>
    </style:style>
    <style:style style:name="gr20" style:family="graphic" style:parent-style-name="objectwithoutfill">
      <style:graphic-properties svg:stroke-color="#8d281e" draw:marker-end="Arrowheads_20_8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7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gr23" style:family="graphic" style:parent-style-name="objectwithoutfill">
      <style:graphic-properties draw:marker-start="Arrowheads_20_7" draw:marker-start-width="0.3cm" draw:marker-end="Arrowheads_20_7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acb20c" loext:opacity="100%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style:text-autospace="none"/>
      <style:text-properties fo:color="#81aca6" loext:opacity="100%" style:font-name="Liberation Sans" fo:font-size="13pt" style:font-name-asian="JetBrains Mono" style:font-size-asian="13pt" style:font-name-complex="JetBrains Mono" style:font-size-complex="13pt"/>
    </style:style>
    <style:style style:name="P6" style:family="paragraph">
      <loext:graphic-properties draw:fill="none" draw:fill-color="#ffffff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81aca6" loext:opacity="100%" fo:font-size="8pt" style:font-size-asian="8pt" style:font-size-complex="8pt"/>
    </style:style>
    <style:style style:name="P8" style:family="paragraph">
      <loext:graphic-properties draw:fill="none" draw:fill-color="#ffffff"/>
      <style:text-properties fo:color="#be480a" loext:opacity="100%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color="#be480a" loext:opacity="100%" style:font-name="Liberation Sans" fo:font-size="9pt" fo:letter-spacing="normal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8d1d75" loext:opacity="100%" fo:font-size="9pt" style:font-size-asian="9pt" style:font-size-complex="9pt"/>
    </style:style>
    <style:style style:name="P12" style:family="paragraph">
      <style:paragraph-properties fo:text-align="center"/>
      <style:text-properties fo:color="#ffffff" loext:opacity="100%" fo:font-size="8pt" style:font-size-asian="8pt" style:font-size-complex="8pt"/>
    </style:style>
    <style:style style:name="P13" style:family="paragraph">
      <style:paragraph-properties fo:text-align="center" style:writing-mode="lr-tb"/>
      <style:text-properties fo:color="#ffffff" loext:opacity="100%" fo:font-size="8pt" style:font-size-asian="8pt" style:font-size-complex="8pt"/>
    </style:style>
    <style:style style:name="P14" style:family="paragraph">
      <loext:graphic-properties draw:fill="none" draw:fill-color="#ffffff"/>
      <style:text-properties fo:color="#158466" loext:opacity="100%" fo:font-size="7pt" style:font-size-asian="7pt" style:font-size-complex="7pt"/>
    </style:style>
    <style:style style:name="P15" style:family="paragraph">
      <loext:graphic-properties draw:fill="none" draw:fill-color="#ffffff"/>
      <style:text-properties fo:color="#8d281e" loext:opacity="100%" fo:font-size="7pt" style:font-size-asian="7pt" style:font-size-complex="7pt"/>
    </style:style>
    <style:style style:name="T1" style:family="text">
      <style:text-properties fo:color="#acb20c" loext:opacity="100%" fo:font-size="8pt" style:font-size-asian="8pt" style:font-size-complex="8pt"/>
    </style:style>
    <style:style style:name="T2" style:family="text">
      <style:text-properties fo:font-variant="normal" fo:text-transform="none" fo:color="#81aca6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JetBrains Mono" style:font-size-asian="6pt" style:font-style-asian="normal" style:font-weight-asian="normal" style:font-name-complex="JetBrains Mono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color="#81aca6" loext:opacity="100%" fo:font-size="8pt" style:font-size-asian="8pt" style:font-size-complex="8pt"/>
    </style:style>
    <style:style style:name="T6" style:family="text">
      <style:text-properties fo:color="#be480a" loext:opacity="100%" fo:font-size="8pt" style:font-size-asian="8pt" style:font-size-complex="8pt"/>
    </style:style>
    <style:style style:name="T7" style:family="text">
      <style:text-properties fo:font-variant="normal" fo:text-transform="none" fo:color="#be480a" loext:opacity="100%" style:text-outline="false" style:text-line-through-style="none" style:text-line-through-type="none" style:font-name="Liberation Sans" fo:font-size="9pt" fo:letter-spacing="normal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d1d75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PingFang SC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d1d75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fo:font-size="8pt" style:font-size-asian="8pt" style:font-size-complex="8pt"/>
    </style:style>
    <style:style style:name="T11" style:family="text">
      <style:text-properties fo:color="#158466" loext:opacity="100%" fo:font-size="7pt" style:font-size-asian="7pt" style:font-size-complex="7pt"/>
    </style:style>
    <style:style style:name="T12" style:family="text">
      <style:text-properties fo:color="#8d281e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2" draw:id="id12" draw:layer="layout" svg:width="7.226cm" svg:height="1.196cm" svg:x="8.524cm" svg:y="1cm">
          <draw:image xlink:href="Pictures/10000001000003A20000009A1591B7E5.png" xlink:type="simple" xlink:show="embed" xlink:actuate="onLoad" draw:mime-type="image/png">
            <text:p/>
          </draw:image>
        </draw:frame>
        <draw:frame draw:style-name="gr2" draw:text-style-name="P2" draw:layer="layout" svg:width="3.783cm" svg:height="0.6cm" svg:x="0.25cm" svg:y="5.9cm">
          <draw:text-box>
            <text:p><text:span text:style-name="T1">FXEvent.eventProperty</text:span></text:p>
          </draw:text-box>
        </draw:frame>
        <draw:custom-shape draw:style-name="gr3" draw:text-style-name="P3" xml:id="id5" draw:id="id5" draw:layer="layout" svg:width="0.25cm" svg:height="0.25cm" svg:x="3.6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3.749cm" svg:height="1.75cm" svg:x="5.751cm" svg:y="2.5cm">
          <draw:image xlink:href="Pictures/1000000100000E74000001AA82C1E6C3.png" xlink:type="simple" xlink:show="embed" xlink:actuate="onLoad" draw:mime-type="image/png">
            <text:p/>
          </draw:image>
        </draw:frame>
        <draw:frame draw:style-name="gr4" draw:text-style-name="P3" xml:id="id3" draw:id="id3" draw:layer="layout" svg:width="13.75cm" svg:height="1cm" svg:x="5.75cm" svg:y="5.7cm">
          <draw:image xlink:href="Pictures/1000000100000E6000000106CD178C65.png" xlink:type="simple" xlink:show="embed" xlink:actuate="onLoad" draw:mime-type="image/png">
            <text:p/>
          </draw:image>
        </draw:frame>
        <draw:line draw:style-name="gr5" draw:text-style-name="P3" draw:layer="layout" svg:x1="11.25cm" svg:y1="1.5cm" svg:x2="12cm" svg:y2="4cm">
          <text:p/>
        </draw:line>
        <draw:frame draw:style-name="gr6" draw:text-style-name="P5" draw:layer="layout" svg:width="5.133cm" svg:height="0.963cm" svg:x="5.867cm" svg:y="7.7cm">
          <draw:text-box>
            <text:p text:style-name="P4"><text:span text:style-name="T2">eventVisualMapper </text:span><text:span text:style-name="T2"><text:line-break/></text:span><text:span text:style-name="T3">(Master of the masterSlaveLinker)</text:span></text:p>
          </draw:text-box>
        </draw:frame>
        <draw:custom-shape draw:style-name="gr3" draw:text-style-name="P3" xml:id="id4" draw:id="id4" draw:layer="layout" svg:width="0.25cm" svg:height="0.25cm" svg:x="3.6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0.25cm" svg:height="0.25cm" svg:x="12.501cm" svg:y="8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0.25cm" svg:height="0.25cm" svg:x="12.525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25cm" svg:height="0.25cm" svg:x="12.525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2.65cm" svg:y1="11.401cm" svg:x2="12.626cm" svg:y2="9.151cm" draw:start-shape="id1" draw:start-glue-point="4" draw:end-shape="id2" draw:end-glue-point="8" svg:d="M12650 11401l-24-2250" svg:viewBox="0 0 25 2251">
          <text:p/>
        </draw:connector>
        <draw:connector draw:style-name="gr8" draw:text-style-name="P3" draw:layer="layout" draw:type="line" svg:x1="12.626cm" svg:y1="8.901cm" svg:x2="12.625cm" svg:y2="6.7cm" draw:start-shape="id2" draw:start-glue-point="4" draw:end-shape="id3" draw:end-glue-point="2" svg:d="M12626 8901l-1-2201" svg:viewBox="0 0 2 2202">
          <text:p/>
        </draw:connector>
        <draw:connector draw:style-name="gr7" draw:text-style-name="P3" draw:layer="layout" draw:type="line" svg:x1="3.726cm" svg:y1="8.901cm" svg:x2="3.725cm" svg:y2="6.35cm" draw:start-shape="id4" draw:start-glue-point="4" draw:end-shape="id5" draw:end-glue-point="8" svg:d="M3726 8901l-1-2551" svg:viewBox="0 0 2 2552">
          <text:p/>
        </draw:connector>
        <draw:line draw:style-name="gr9" draw:text-style-name="P3" xml:id="id6" draw:id="id6" draw:layer="layout" svg:x1="6.15cm" svg:y1="8.5cm" svg:x2="6.15cm" svg:y2="9cm">
          <text:p/>
        </draw:line>
        <draw:line draw:style-name="gr9" draw:text-style-name="P3" xml:id="id7" draw:id="id7" draw:layer="layout" svg:x1="8.55cm" svg:y1="8.5cm" svg:x2="8.55cm" svg:y2="9cm">
          <text:p/>
        </draw:line>
        <draw:connector draw:style-name="gr9" draw:text-style-name="P3" draw:layer="layout" draw:type="line" svg:x1="6.15cm" svg:y1="9cm" svg:x2="3.851cm" svg:y2="9.026cm" draw:start-shape="id6" draw:start-glue-point="2" draw:end-shape="id4" draw:end-glue-point="10" svg:d="M6150 9000l-2299 26" svg:viewBox="0 0 2300 27">
          <text:p/>
        </draw:connector>
        <draw:connector draw:style-name="gr9" draw:text-style-name="P3" draw:layer="layout" draw:type="line" svg:x1="12.501cm" svg:y1="9.026cm" svg:x2="8.55cm" svg:y2="9cm" draw:start-shape="id2" draw:start-glue-point="6" draw:end-shape="id7" draw:end-glue-point="2" svg:d="M12501 9026l-3951-26" svg:viewBox="0 0 3952 27">
          <text:p/>
        </draw:connector>
        <draw:connector draw:style-name="gr8" draw:text-style-name="P3" draw:layer="layout" draw:type="line" svg:x1="8.55cm" svg:y1="9cm" svg:x2="6.15cm" svg:y2="9cm" draw:start-shape="id7" draw:start-glue-point="2" draw:end-shape="id6" draw:end-glue-point="2" svg:d="M8550 9000h-2400" svg:viewBox="0 0 2401 1">
          <text:p/>
        </draw:connector>
        <draw:frame draw:style-name="gr10" draw:text-style-name="P6" draw:layer="layout" svg:width="1.006cm" svg:height="0.526cm" svg:x="6.85cm" svg:y="8.6cm">
          <draw:text-box>
            <text:p><text:span text:style-name="T4">sync</text:span></text:p>
          </draw:text-box>
        </draw:frame>
        <draw:frame draw:style-name="gr11" draw:text-style-name="P7" draw:layer="layout" svg:width="4.949cm" svg:height="0.887cm" svg:x="1.301cm" svg:y="9cm">
          <draw:text-box>
            <text:p><text:span text:style-name="T5">.requestedSelectedEntityProperty</text:span></text:p>
          </draw:text-box>
        </draw:frame>
        <draw:frame draw:style-name="gr11" draw:text-style-name="P7" draw:layer="layout" svg:width="4.949cm" svg:height="0.887cm" svg:x="12.75cm" svg:y="8.75cm">
          <draw:text-box>
            <text:p><text:span text:style-name="T5">.selectedEntityProperty</text:span></text:p>
          </draw:text-box>
        </draw:frame>
        <draw:frame draw:style-name="gr11" draw:text-style-name="P8" draw:layer="layout" svg:width="3.25cm" svg:height="0.887cm" svg:x="12.75cm" svg:y="11.25cm">
          <draw:text-box>
            <text:p><text:span text:style-name="T6">.masterEntityProperty</text:span></text:p>
          </draw:text-box>
        </draw:frame>
        <draw:frame draw:style-name="gr12" draw:text-style-name="P9" xml:id="id8" draw:id="id8" draw:layer="layout" svg:width="4.75cm" svg:height="0.607cm" svg:x="7.75cm" svg:y="10.429cm">
          <draw:text-box>
            <text:p><text:span text:style-name="T7">masterSlaveEventLinker</text:span></text:p>
          </draw:text-box>
        </draw:frame>
        <draw:connector draw:style-name="gr13" draw:text-style-name="P1" draw:layer="layout" svg:x1="12.525cm" svg:y1="11.526cm" svg:x2="10.125cm" svg:y2="11.036cm" draw:start-shape="id1" draw:start-glue-point="6" draw:end-shape="id8" draw:end-glue-point="2" svg:d="M12525 11526h-2400v-490" svg:viewBox="0 0 2401 491">
          <text:p/>
        </draw:connector>
        <draw:frame draw:style-name="gr14" draw:text-style-name="P11" draw:layer="layout" svg:width="4cm" svg:height="0.925cm" svg:x="4.5cm" svg:y="14.25cm">
          <draw:text-box>
            <text:p text:style-name="P10"><text:span text:style-name="T8">eventDetailsSlaveEditor.</text:span><text:span text:style-name="T9">hasChanges</text:span></text:p>
          </draw:text-box>
        </draw:frame>
        <draw:connector draw:style-name="gr15" draw:text-style-name="P3" draw:layer="layout" draw:type="line" svg:x1="9.536cm" svg:y1="10.925cm" svg:x2="8.551cm" svg:y2="14.502cm" draw:end-shape="id9" draw:end-glue-point="4" svg:d="M9536 10925l-985 3577" svg:viewBox="0 0 986 3578">
          <text:p/>
        </draw:connector>
        <draw:frame draw:style-name="gr11" draw:text-style-name="P8" draw:layer="layout" svg:width="3.25cm" svg:height="0.887cm" svg:x="12.75cm" svg:y="15.55cm">
          <draw:text-box>
            <text:p><text:span text:style-name="T6">.approvedSlave</text:span></text:p>
          </draw:text-box>
        </draw:frame>
        <draw:custom-shape draw:style-name="gr16" draw:text-style-name="P13" xml:id="id10" draw:id="id10" draw:layer="layout" svg:width="3cm" svg:height="1.25cm" svg:x="11.15cm" svg:y="13cm">
          <text:p text:style-name="P12"><text:span text:style-name="T10">Approved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" draw:layer="layout" draw:type="line" svg:x1="12.65cm" svg:y1="13cm" svg:x2="12.65cm" svg:y2="11.651cm" draw:start-shape="id10" draw:start-glue-point="4" draw:end-shape="id1" draw:end-glue-point="8" svg:d="M12650 13000v-1349" svg:viewBox="0 0 1 1350">
          <text:p/>
        </draw:connector>
        <draw:connector draw:style-name="gr18" draw:text-style-name="P3" draw:layer="layout" draw:type="line" svg:x1="12.65cm" svg:y1="14.25cm" svg:x2="12.65cm" svg:y2="15.702cm" draw:start-shape="id10" draw:end-shape="id11" draw:end-glue-point="4" svg:d="M12650 14250v1452" svg:viewBox="0 0 1 1453">
          <text:p/>
        </draw:connector>
        <draw:frame draw:style-name="gr19" draw:text-style-name="P14" draw:layer="layout" svg:width="0.883cm" svg:height="0.526cm" svg:x="12.617cm" svg:y="14.5cm">
          <draw:text-box>
            <text:p><text:span text:style-name="T11">yes</text:span></text:p>
          </draw:text-box>
        </draw:frame>
        <draw:connector draw:style-name="gr20" draw:text-style-name="P3" draw:layer="layout" draw:type="line" svg:x1="13.711cm" svg:y1="13.183cm" svg:x2="12.739cm" svg:y2="11.615cm" draw:start-shape="id10" draw:start-glue-point="11" draw:end-shape="id1" draw:end-glue-point="9" svg:d="M13711 13183l-972-1568" svg:viewBox="0 0 973 1569">
          <text:p/>
        </draw:connector>
        <draw:frame draw:style-name="gr21" draw:text-style-name="P15" draw:layer="layout" svg:width="0.773cm" svg:height="0.526cm" svg:x="13.218cm" svg:y="12.2cm">
          <draw:text-box>
            <text:p><text:span text:style-name="T12">no</text:span></text:p>
          </draw:text-box>
        </draw:frame>
        <draw:custom-shape draw:style-name="gr3" draw:text-style-name="P3" xml:id="id9" draw:id="id9" draw:layer="layout" svg:width="0.25cm" svg:height="0.25cm" svg:x="8.426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8.64cm" svg:y1="14.716cm" svg:x2="11.15cm" svg:y2="13.625cm" draw:start-shape="id9" draw:start-glue-point="9" draw:end-shape="id10" draw:end-glue-point="6" svg:d="M8640 14716l2510-1091" svg:viewBox="0 0 2511 1092">
          <text:p/>
        </draw:connector>
        <draw:frame draw:style-name="gr22" draw:text-style-name="P14" draw:layer="layout" svg:width="0.883cm" svg:height="0.526cm" svg:x="10.167cm" svg:y="13.074cm">
          <draw:text-box>
            <text:p><text:span text:style-name="T11">yes</text:span></text:p>
          </draw:text-box>
        </draw:frame>
        <draw:connector draw:style-name="gr20" draw:text-style-name="P3" draw:layer="layout" draw:type="line" svg:x1="8.64cm" svg:y1="14.716cm" svg:x2="12.525cm" svg:y2="15.827cm" draw:start-shape="id9" draw:start-glue-point="9" draw:end-shape="id11" draw:end-glue-point="6" svg:d="M8640 14716l3885 1111" svg:viewBox="0 0 3886 1112">
          <text:p/>
        </draw:connector>
        <draw:frame draw:style-name="gr21" draw:text-style-name="P15" draw:layer="layout" svg:width="0.773cm" svg:height="0.526cm" svg:x="10.477cm" svg:y="14.5cm">
          <draw:text-box>
            <text:p><text:span text:style-name="T12">no</text:span></text:p>
          </draw:text-box>
        </draw:frame>
        <draw:connector draw:style-name="gr23" draw:text-style-name="P3" draw:layer="layout" draw:type="curve" svg:x1="3.725cm" svg:y1="6.1cm" svg:x2="8.524cm" svg:y2="1.598cm" draw:start-shape="id5" draw:start-glue-point="4" draw:end-shape="id12" draw:end-glue-point="3" svg:d="M3725 6100c0-3002 1599-4502 4799-4502" svg:viewBox="0 0 4800 4503">
          <text:p/>
        </draw:connector>
        <draw:connector draw:style-name="gr23" draw:text-style-name="P3" draw:layer="layout" draw:type="curve" svg:x1="3.85cm" svg:y1="6.225cm" svg:x2="5.75cm" svg:y2="6.2cm" draw:start-shape="id5" draw:start-glue-point="10" draw:end-shape="id3" draw:end-glue-point="3" svg:d="M3850 6225c1426 0 477-25 1900-25" svg:viewBox="0 0 1901 26">
          <text:p/>
        </draw:connector>
        <draw:line draw:style-name="gr5" draw:text-style-name="P3" draw:layer="layout" svg:x1="12cm" svg:y1="4cm" svg:x2="12cm" svg:y2="6.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7" draw:display-name="Arrowheads 7" svg:viewBox="0 0 20 13" svg:d="M0 13l10-13 10 13z"/>
    <draw:marker draw:name="Arrowheads_20_8" draw:display-name="Arrowheads 8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08:48:37.539562185</meta:creation-date>
    <dc:date>2024-05-02T16:20:19.948068840</dc:date>
    <meta:editing-duration>PT3H52M49S</meta:editing-duration>
    <meta:editing-cycles>8</meta:editing-cycles>
    <meta:generator>LibreOffice/24.2.2.2$MacOSX_X86_64 LibreOffice_project/d56cc158d8a96260b836f100ef4b4ef25d6f1a01</meta:generator>
    <meta:document-statistic meta:object-count="42"/>
  </office:meta>
</office:document-meta>
</file>